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g>
          <draw:g>
            <draw:custom-shape draw:style-name="gr1" draw:text-style-name="P1" draw:layer="layout" svg:width="5.2cm" svg:height="2cm" svg:x="1.8cm" svg:y="10.4cm">
              <text:p text:style-name="P1">SSL Connection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8.6cm" svg:y1="8.6cm" svg:x2="11.587cm" svg:y2="8.6cm">
              <text:p/>
            </draw:line>
            <draw:line draw:style-name="gr2" draw:text-style-name="P1" draw:layer="layout" svg:x1="8.6cm" svg:y1="10.4cm" svg:x2="11.6cm" svg:y2="10.4cm">
              <text:p/>
            </draw:line>
            <draw:line draw:style-name="gr2" draw:text-style-name="P1" draw:layer="layout" svg:x1="8.6cm" svg:y1="12.4cm" svg:x2="11.6cm" svg:y2="12.4cm">
              <text:p/>
            </draw:line>
            <draw:line draw:style-name="gr2" draw:text-style-name="P1" draw:layer="layout" svg:x1="8.623cm" svg:y1="14.322cm" svg:x2="11.6cm" svg:y2="14.4cm">
              <text:p/>
            </draw:line>
            <draw:line draw:style-name="gr3" draw:text-style-name="P1" draw:layer="layout" svg:x1="7cm" svg:y1="11.4cm" svg:x2="8.6cm" svg:y2="11.4cm">
              <text:p/>
            </draw:line>
            <draw:line draw:style-name="gr3" draw:text-style-name="P1" draw:layer="layout" svg:x1="8.6cm" svg:y1="8.6cm" svg:x2="8.6cm" svg:y2="14.4cm">
              <text:p/>
            </draw:line>
            <draw:custom-shape draw:style-name="gr4" draw:text-style-name="P1" draw:layer="layout" svg:width="4.2cm" svg:height="1.6cm" svg:x="11.6cm" svg:y="7.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2cm" svg:height="1.6cm" svg:x="11.599cm" svg:y="7.799cm">
              <text:p text:style-name="P1">socket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2cm" svg:height="1.6cm" svg:x="11.6cm" svg:y="11.6cm">
              <text:p text:style-name="P1">socket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2cm" svg:height="1.6cm" svg:x="11.599cm" svg:y="9.701cm">
              <text:p text:style-name="P1">socket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4.2cm" svg:height="1.6cm" svg:x="11.6cm" svg:y="13.6cm">
              <text:p text:style-name="P1">socket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5.799cm" svg:y1="10.4cm" svg:x2="18.4cm" svg:y2="10.4cm">
              <text:p/>
            </draw:line>
            <draw:line draw:style-name="gr2" draw:text-style-name="P1" draw:layer="layout" svg:x1="15.799cm" svg:y1="8.6cm" svg:x2="18.4cm" svg:y2="8.6cm">
              <text:p/>
            </draw:line>
            <draw:line draw:style-name="gr2" draw:text-style-name="P1" draw:layer="layout" svg:x1="15.799cm" svg:y1="14.444cm" svg:x2="18.4cm" svg:y2="14.444cm">
              <text:p/>
            </draw:line>
            <draw:line draw:style-name="gr2" draw:text-style-name="P1" draw:layer="layout" svg:x1="15.799cm" svg:y1="12.434cm" svg:x2="18.4cm" svg:y2="12.434cm">
              <text:p/>
            </draw:line>
            <draw:custom-shape draw:style-name="gr1" draw:text-style-name="P1" draw:layer="layout" svg:width="3.8cm" svg:height="0.8cm" svg:x="18.4cm" svg:y="8.2cm">
              <text:p text:style-name="P1">queue</text:p>
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</draw:custom-shape>
            <draw:custom-shape draw:style-name="gr1" draw:text-style-name="P1" draw:layer="layout" svg:width="3.8cm" svg:height="0.8cm" svg:x="18.399cm" svg:y="8.199cm">
              <text:p text:style-name="P1">queue</text:p>
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</draw:custom-shape>
            <draw:custom-shape draw:style-name="gr1" draw:text-style-name="P1" draw:layer="layout" svg:width="3.8cm" svg:height="0.8cm" svg:x="18.4cm" svg:y="14cm">
              <text:p text:style-name="P1">queue</text:p>
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</draw:custom-shape>
            <draw:custom-shape draw:style-name="gr1" draw:text-style-name="P1" draw:layer="layout" svg:width="3.8cm" svg:height="0.8cm" svg:x="18.4cm" svg:y="12cm">
              <text:p text:style-name="P1">queue</text:p>
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</draw:custom-shape>
            <draw:custom-shape draw:style-name="gr1" draw:text-style-name="P1" draw:layer="layout" svg:width="3.8cm" svg:height="0.8cm" svg:x="18.4cm" svg:y="10cm">
              <text:p text:style-name="P1">queue</text:p>
  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</draw:custom-shape>
          </draw:g>
          <draw:custom-shape draw:style-name="gr1" draw:text-style-name="P1" draw:layer="layout" svg:width="2.2cm" svg:height="1.4cm" svg:x="24.2cm" svg:y="7.8cm">
            <text:p text:style-name="P1">Listener</text:p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" draw:text-style-name="P1" draw:layer="layout" svg:width="2.2cm" svg:height="1.4cm" svg:x="24.2cm" svg:y="9.6cm">
            <text:p text:style-name="P1">Listener</text:p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" draw:text-style-name="P1" draw:layer="layout" svg:width="2.2cm" svg:height="1.4cm" svg:x="24.4cm" svg:y="11.6cm">
            <text:p text:style-name="P1">Listener</text:p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" draw:text-style-name="P1" draw:layer="layout" svg:width="2.2cm" svg:height="1.4cm" svg:x="24.4cm" svg:y="13.8cm">
            <text:p text:style-name="P1">Listener</text:p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line draw:style-name="gr2" draw:text-style-name="P1" draw:layer="layout" svg:x1="22.2cm" svg:y1="8.6cm" svg:x2="24.2cm" svg:y2="8.6cm">
            <text:p/>
          </draw:line>
          <draw:line draw:style-name="gr2" draw:text-style-name="P1" draw:layer="layout" svg:x1="22.2cm" svg:y1="10.4cm" svg:x2="24.2cm" svg:y2="10.4cm">
            <text:p/>
          </draw:line>
          <draw:line draw:style-name="gr2" draw:text-style-name="P1" draw:layer="layout" svg:x1="22.2cm" svg:y1="12.4cm" svg:x2="24.4cm" svg:y2="12.4cm">
            <text:p/>
          </draw:line>
          <draw:line draw:style-name="gr2" draw:text-style-name="P1" draw:layer="layout" svg:x1="22.2cm" svg:y1="14.4cm" svg:x2="24.4cm" svg:y2="14.4cm">
            <text:p/>
          </draw:lin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hit </meta:initial-creator>
    <meta:creation-date>2014-02-18T05:47:24</meta:creation-date>
    <dc:date>2014-02-18T06:03:23</dc:date>
    <dc:creator>Rohit </dc:creator>
    <meta:editing-duration>P0D</meta:editing-duration>
    <meta:editing-cycles>1</meta:editing-cycles>
    <meta:document-statistic meta:object-count="55"/>
    <meta:generator>LibreOffice/3.5$Linux_x86 LibreOffice_project/350m1$Build-2</meta:generator>
  </office:meta>
</office:document-meta>
</file>